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style>
    <style:style style:name="T3" style:parent-style-name="Policepardéfaut" style:family="text">
      <style:text-properties style:text-underline-type="single" style:text-underline-style="solid" style:text-underline-width="auto" style:text-underline-mode="continuous"/>
    </style:style>
    <style:style style:name="P4" style:parent-style-name="Normal" style:family="paragraph">
      <style:paragraph-properties fo:margin-top="0.1666in"/>
    </style:style>
    <style:style style:name="P5" style:parent-style-name="Normal" style:family="paragraph">
      <style:paragraph-properties fo:margin-top="0.1666in"/>
    </style:style>
    <style:style style:name="P6" style:parent-style-name="Normal" style:family="paragraph">
      <style:paragraph-properties fo:margin-top="0.1666in"/>
    </style:style>
    <style:style style:name="P7" style:parent-style-name="Normal" style:family="paragraph">
      <style:paragraph-properties fo:margin-top="0.1666in"/>
    </style:style>
    <style:style style:name="P8" style:parent-style-name="Normal" style:family="paragraph">
      <style:paragraph-properties fo:margin-top="0.1666in"/>
    </style:style>
    <style:style style:name="P9" style:parent-style-name="Normal" style:family="paragraph">
      <style:paragraph-properties fo:margin-top="0.1666in"/>
    </style:style>
    <style:style style:name="P10" style:parent-style-name="Normal" style:family="paragraph">
      <style:paragraph-properties fo:margin-top="0.1666in"/>
    </style:style>
    <style:style style:name="P11" style:parent-style-name="Normal" style:family="paragraph">
      <style:paragraph-properties fo:margin-top="0.1666in"/>
    </style:style>
    <style:style style:name="P12" style:parent-style-name="Normal" style:family="paragraph">
      <style:paragraph-properties fo:margin-top="0.1666in"/>
    </style:style>
    <style:style style:name="P13" style:parent-style-name="Normal" style:family="paragraph">
      <style:paragraph-properties fo:margin-top="0.1666in"/>
    </style:style>
    <style:style style:name="P14" style:parent-style-name="Normal" style:family="paragraph">
      <style:paragraph-properties fo:margin-top="0.1666in"/>
    </style:style>
    <style:style style:name="T15" style:parent-style-name="Policepardéfaut" style:family="text">
      <style:text-properties style:text-underline-type="single" style:text-underline-style="solid" style:text-underline-width="auto" style:text-underline-mode="continuous"/>
    </style:style>
    <style:style style:name="T16" style:parent-style-name="Policepardéfaut" style:family="text">
      <style:text-properties style:text-underline-type="single" style:text-underline-style="solid" style:text-underline-width="auto" style:text-underline-mode="continuous"/>
    </style:style>
    <style:style style:name="P17" style:parent-style-name="Normal" style:family="paragraph">
      <style:paragraph-properties fo:margin-top="0.1666in"/>
    </style:style>
    <style:style style:name="T18" style:parent-style-name="Policepardéfaut" style:family="text">
      <style:text-properties style:text-underline-type="single" style:text-underline-style="solid" style:text-underline-width="auto" style:text-underline-mode="continuous"/>
    </style:style>
    <style:style style:name="P19" style:parent-style-name="Normal" style:family="paragraph">
      <style:paragraph-properties fo:margin-top="0.1666in"/>
    </style:style>
    <style:style style:name="P20" style:parent-style-name="Normal" style:family="paragraph">
      <style:paragraph-properties fo:margin-top="0.1666in"/>
    </style:style>
    <style:style style:name="P21" style:parent-style-name="Normal" style:family="paragraph">
      <style:paragraph-properties fo:margin-top="0.1666in"/>
    </style:style>
    <style:style style:name="P22" style:parent-style-name="Normal" style:family="paragraph">
      <style:paragraph-properties fo:margin-top="0.1666in"/>
    </style:style>
    <style:style style:name="P23" style:parent-style-name="Normal" style:family="paragraph">
      <style:paragraph-properties fo:margin-top="0.1666in"/>
    </style:style>
    <style:style style:name="P24" style:parent-style-name="Normal" style:family="paragraph">
      <style:paragraph-properties fo:margin-top="0.1666in"/>
    </style:style>
    <style:style style:name="P25" style:parent-style-name="Standard" style:family="paragraph">
      <style:text-properties style:text-underline-type="single" style:text-underline-style="solid" style:text-underline-width="auto" style:text-underline-mode="continuous"/>
    </style:style>
    <style:style style:name="P26" style:parent-style-name="Standard" style:family="paragraph">
      <style:text-properties style:text-underline-type="single" style:text-underline-style="solid" style:text-underline-width="auto" style:text-underline-mode="continuous"/>
    </style:style>
    <style:style style:name="P27" style:parent-style-name="Standard" style:family="paragraph">
      <style:text-properties style:text-underline-type="single" style:text-underline-style="solid" style:text-underline-width="auto" style:text-underline-mode="continuous"/>
    </style:style>
    <style:style style:name="P28" style:parent-style-name="Normal" style:family="paragraph">
      <style:paragraph-properties fo:margin-top="0.1666in"/>
    </style:style>
    <style:style style:name="T29" style:parent-style-name="Policepardéfaut" style:family="text">
      <style:text-properties style:font-name-asian="Liberation Serif" style:font-name-complex="Liberation Serif" fo:color="#000000"/>
    </style:style>
    <style:style style:name="T30" style:parent-style-name="Lienhypertexte" style:family="text">
      <style:text-properties style:font-name-asian="Liberation Serif" style:font-name-complex="Liberation Serif" fo:color="#000000"/>
    </style:style>
    <style:style style:name="T31" style:parent-style-name="Policepardéfaut" style:family="text">
      <style:text-properties style:font-name-asian="Liberation Serif" style:font-name-complex="Liberation Serif" fo:color="#000000"/>
    </style:style>
    <style:style style:name="P32" style:parent-style-name="Normal" style:family="paragraph">
      <style:paragraph-properties fo:margin-top="0.1666in"/>
    </style:style>
    <style:style style:name="P33" style:parent-style-name="Normal" style:family="paragraph">
      <style:paragraph-properties fo:margin-top="0.1666in"/>
    </style:style>
    <style:style style:name="P34" style:parent-style-name="Normal" style:family="paragraph">
      <style:paragraph-properties fo:margin-top="0.1666in"/>
    </style:style>
    <style:style style:name="P35" style:parent-style-name="Normal" style:family="paragraph">
      <style:paragraph-properties fo:margin-top="0.1666in"/>
    </style:style>
    <style:style style:name="P36" style:parent-style-name="Normal" style:family="paragraph">
      <style:paragraph-properties fo:margin-top="0.1666in"/>
    </style:style>
    <style:style style:name="P37" style:parent-style-name="Normal" style:family="paragraph">
      <style:paragraph-properties fo:margin-top="0.1666in"/>
    </style:style>
    <style:style style:name="P38" style:parent-style-name="Normal" style:family="paragraph">
      <style:paragraph-properties fo:margin-top="0.1666in"/>
    </style:style>
    <style:style style:name="T39" style:parent-style-name="Lienhypertexte" style:family="text">
      <style:text-properties fo:color="#000080"/>
    </style:style>
    <style:style style:name="P40" style:parent-style-name="Normal" style:family="paragraph">
      <style:paragraph-properties fo:margin-top="0.1666in"/>
    </style:style>
    <style:style style:name="P41" style:parent-style-name="Normal" style:family="paragraph">
      <style:paragraph-properties fo:margin-top="0.1666in"/>
    </style:style>
    <style:style style:name="P42" style:parent-style-name="Normal" style:family="paragraph">
      <style:paragraph-properties fo:margin-top="0.1666in"/>
    </style:style>
    <style:style style:name="P43" style:parent-style-name="Normal" style:family="paragraph">
      <style:paragraph-properties fo:margin-top="0.1666in"/>
    </style:style>
    <style:style style:name="P44" style:parent-style-name="Normal" style:family="paragraph">
      <style:paragraph-properties fo:margin-top="0.1666in"/>
    </style:style>
  </office:automatic-styles>
  <office:body>
    <office:text text:use-soft-page-breaks="true">
      <text:p text:style-name="P1">Réponses SAE 2.03</text:p>
      <text:p text:style-name="P2"/>
      <text:p text:style-name="Standard"><text:span text:style-name="T3">Questions 1</text:span><text:s/>Kylian</text:p>
      <text:p text:style-name="Standard"/>
      <text:p text:style-name="Standard">• Que signifie “64-bit” dans “Debian 64-bit” ?</text:p>
      <text:p text:style-name="P4">64 bits signifie que c’est un logiciel fait pour un processeur de type 64 bits, un processeur plus puissant qu’un 32 bits, fait pour avoir un plus grand nombre de calculs par seconde. Cela peut signifier que la version Debian 32-bit n’est pas exécutable par un ordinateur 64-bit, ils ont donc besoin d’une version spécifique pour le 64-bit.</text:p>
      <text:p text:style-name="P5"><text:a xlink:href="https://fr.wikipedia.org/wiki/Processeur_64_bits" office:target-frame-name="_top" xlink:show="replace"><text:span text:style-name="Lienhypertexte">https://fr.wikipedia.org/wiki/Processeur_64_bits</text:span></text:a></text:p>
      <text:p text:style-name="P6">• Quelle est la configuration réseau utilisée par défaut ?<text:s/></text:p>
      <text:p text:style-name="P7">La configuration réseau par défaut est le NAT, un réseau où la machine virtuelle a accès à Internet et a donc sa propre adresse IP par le DHCP VirtualBox et non par notre réseau local, ainsi les machines physiques de notre réseau n’ont pas accès à la machine virtuelle car elle n’a pas d’IP par le DHCP local.</text:p>
      <text:p text:style-name="P8"><text:a xlink:href="https://www.it-connect.fr/comprendre-les-differents-types-de-reseaux-virtualbox/#A_Le_mode_NAT" office:target-frame-name="_top" xlink:show="replace"><text:span text:style-name="Lienhypertexte">https://www.it-connect.fr/comprendre-les-differents-types-de-reseaux-virtualbox/#A_Le_mode_NAT</text:span></text:a></text:p>
      <text:p text:style-name="P9">• Quel est le nom du fichier XML contenant la configuration de votre machine ?</text:p>
      <text:p text:style-name="P10">Il s’appelle tout simplement sae203.vbox, à ouvrir avec un éditeur de texte (l’exécuter lancera la VM), on y retrouve tous les paramètres comme le nombre de processeurs, la mémoire allouée, l’UUID du hard disk, de l’image et de leur emplacement sur la machine locale…</text:p>
      <text:p text:style-name="P11">C’est bien un fichier xml car la 1ere ligne est : &lt;?xml version="1.0"?&gt;.</text:p>
      <text:p text:style-name="P12">L’emplacement du fichier est relatif à chaque machine, dans mon cas : C:\Users\Toyger\VirtualBox VMs\sae203\.</text:p>
      <text:p text:style-name="P13">• Sauriez-vous le modifier directement ce fichier de configuration pour mettre 2 processeurs à votre machine ?<text:s/></text:p>
      <text:p text:style-name="P14">Dans le fichier, on le retrouve dans la balise Hardware puis la balise CPU count = 2, dans notre cas, CPU count = 1, car nous n’avons assigné qu’un seul processeur à la VM.</text:p>
      <text:p text:style-name="Standard"/>
      <text:p text:style-name="Standard"/>
      <text:p text:style-name="Standard"><text:span text:style-name="T15">Questions 2</text:span><text:s/>Noah</text:p>
      <text:p text:style-name="Standard"/>
      <text:p text:style-name="Standard">• Qu’est-ce qu’un fichier iso bootable ?</text:p>
      <text:p text:style-name="Standard"/>
      <text:p text:style-name="Standard">Un fichier ISO est un fichier qui remplace un CD/DVD. Il permet l’exécution de programme comme un système d’exploitation sur une clé USB ( winzip; pc mag)</text:p>
      <text:p text:style-name="Standard"/>
      <text:p text:style-name="Standard">• Qu’est-ce que MATE ? GNOME ?</text:p>
      <text:p text:style-name="Standard">MATE est un environnement de bureau. MATE est basé sur GNOME. Il a été créer suite a GNOME 3 jugé insatisfaisant par la communauté. GNOME est l’environnement de bureau par défaut sur de nombreuse distribution Linux (Wikipédia, Mate-desktop.org, wiki.debian.org)</text:p>
      <text:p text:style-name="Standard"/>
      <text:p text:style-name="Standard">• Qu’est-ce qu’un serveur web ?</text:p>
      <text:soft-page-break/>
      <text:p text:style-name="Standard">Un serveur web est un serveur qui fournit les fichiers nécessaires à l’affichage d’une page web a l’utilisateur. Il peut aussi stocker des données. (solarwinds, le mag it)</text:p>
      <text:p text:style-name="Standard"/>
      <text:p text:style-name="Standard">• Qu’est-ce qu’un serveur ssh ?</text:p>
      <text:p text:style-name="Standard">Un serveur SSH est un serveur utilisant le protocole SSH. Le protocole SSH permet de donner l’accès à distance à un autre ordinateur. Toute les commande effectue depuis le terminal hôte seront exécuté sur le terminal cible. (le mag it, zah.uni-heidelbzeg.de)<text:s/></text:p>
      <text:p text:style-name="Standard"/>
      <text:p text:style-name="Standard">• Qu’est-ce qu’un serveur mandataire ?</text:p>
      <text:p text:style-name="Standard"/>
      <text:p text:style-name="Standard">Un serveur mandataire est un serveur entre un serveur et un ordinateur. Il permet la connexion en y ajoutant une couche de sécurité supplémentaire (it-connect, support-apple, cyber-management-school.com )</text:p>
      <text:p text:style-name="Standard"/>
      <text:p text:style-name="Standard"><text:span text:style-name="T16">Questions 3</text:span><text:s/>Kylian</text:p>
      <text:p text:style-name="Standard"/>
      <text:p text:style-name="Standard">Comment peux-ton savoir à quels groupes appartient l’utilisateur user ?</text:p>
      <text:p text:style-name="Standard"/>
      <text:p text:style-name="P17">Effectuer la commande suivante dans un terminal Linux : groups user, qui donne tous les groupes auxquels appartient user : user cdrom floppy sudo audio dip video users netdev lpadmin scanner, on retrouve bien le groupe sudo après y avoir ajouté user.</text:p>
      <text:p text:style-name="Standard"/>
      <text:p text:style-name="Standard"/>
      <text:p text:style-name="Standard"><text:span text:style-name="T18">Questions 4</text:span><text:s/>Coco</text:p>
      <text:p text:style-name="Standard"/>
      <text:p text:style-name="Standard">• Quel est la version du noyau Linux utilisé par votre VM ? N’oubliez pas, comme pour toutes les questions, de justifier votre réponse.</text:p>
      <text:p text:style-name="P19">En effectuant la commande : cat /etc/os-release, on obtient :</text:p>
      <text:p text:style-name="P20">PRETTY NAME= «Debian GNU/Linux 12 (bookworm) »</text:p>
      <text:p text:style-name="P21">NAME= « Debian GNU/Linux »</text:p>
      <text:p text:style-name="P22">VERSION_ID= « 12 »</text:p>
      <text:p text:style-name="P23">… (D’autres informations sont affichées).</text:p>
      <text:p text:style-name="P24">On retrouve bien notre distribution (Debian GNU/Linux) qui serait à la version 12 (VERSION_ID).</text:p>
      <text:p text:style-name="Standard"/>
      <text:p text:style-name="Standard">• À quoi servent les suppléments invités ? Donner 2 principales raisons de les installer.</text:p>
      <text:p text:style-name="Standard"/>
      <text:p text:style-name="Standard">Les suppléments invités sont des pilotes adaptés aux systèmes invités (Windows, GNU/Linux ...) qui servent à relier facilement une machine hôte et une machine virtuelle (invitée) installée dessus. Installer ces suppléments permet de partager entre les deux machines le presse papier ou encore les dossiers. La gestion de la souris est aussi plus dynamique lorsqu’elle se déplace entre le système hôte et le système invité.</text:p>
      <text:p text:style-name="Standard"/>
      <text:p text:style-name="Standard"><text:a xlink:href="https://doc.ubuntu-fr.org/virtualbox_additions_invite" office:target-frame-name="_top" xlink:show="replace"><text:span text:style-name="Lienhypertexte">https://doc.ubuntu-fr.org/virtualbox_additions_invite</text:span></text:a></text:p>
      <text:p text:style-name="Standard"/>
      <text:p text:style-name="Standard">• À quoi sert la commande mount (dans notre cas de figure et dans le cas général) ?</text:p>
      <text:p text:style-name="Standard"/>
      <text:p text:style-name="Standard">Cette commande permet de monter des systèmes de fichiers dans le répertoire d'un système de fichiers déjà existant. Elle peut être utilisée pour que des périphériques de stockage (disque dur, clé USB, CD/DVD ...) soient accessibles à l’utilisateur et à l’ensemble du système.</text:p>
      <text:p text:style-name="P25"/>
      <text:p text:style-name="P26">Questions 5</text:p>
      <text:p text:style-name="P27"/>
      <text:p text:style-name="Standard">Qu 1-3</text:p>
      <text:p text:style-name="Standard">Qu 4-6</text:p>
      <text:p text:style-name="Standard">Qu 7-8</text:p>
      <text:p text:style-name="Standard"/>
      <text:p text:style-name="Standard">1. Qu’est-ce que le Projet Debian ? D’où vient le nom Debian ?</text:p>
      <text:p text:style-name="Standard"/>
      <text:p text:style-name="P28"><text:span text:style-name="T29">Le<text:s/></text:span><text:a xlink:href="https://www.debian.org/" office:target-frame-name="_top" xlink:show="replace"><text:span text:style-name="T30">projet Debian</text:span></text:a><text:span text:style-name="T31"><text:s/>est un groupe mondial de volontaires qui s'efforcent de produire un système d'exploitation qui soit composé exclusivement de logiciels libres. Le principal produit de ce projet est la distribution Debian GNU/Linux, qui inclut le noyau Linux ainsi que des milliers d'applications préempaquetées, d’après le site officiel.</text:span></text:p>
      <text:p text:style-name="P32"/>
      <text:p text:style-name="P33"><text:a xlink:href="https://www.debian.org/doc/manuals/project-history/intro.fr.html#:~:text=Le%20projet%20Debian%20est%20un,des%20milliers%20d'applications%20pr%C3%A9empaquet%C3%A9es" office:target-frame-name="_top" xlink:show="replace"><text:span text:style-name="Lienhypertexte">https://www.debian.org/doc/manuals/project-history/intro.fr.html#:~:text=Le%20projet%20Debian%20est%20un,des%20milliers%20d'applications%20pr%C3%A9empaquet%C3%A9es</text:span></text:a>.</text:p>
      <text:p text:style-name="P34">Le nom Debian provient d’une concaténation entre les parties des prénoms du créateur et sa petite amie de l’époque (Ian Murdock et Debra Lynn → Deb Ian).</text:p>
      <text:p text:style-name="P35"><text:a xlink:href="http://fr.wikipedia.org/wiki/Debian" office:target-frame-name="_top" xlink:show="replace"><text:span text:style-name="Lienhypertexte">http://fr.wikipedia.org/wiki/Debian</text:span></text:a></text:p>
      <text:p text:style-name="P36">2. Il existe 3 durées de prise en charge (support) de ces versions : la durée minimale, la durée en support long terme (LTS) et la durée en support long terme étendue (ELTS). Quelle sont les durées de ces prises en charge ?</text:p>
      <text:p text:style-name="P37">La durée minimale est de 3 ans, la plupart des anciennes versions ont été supporté à ce minimum (Debian 2.2, 3.1, 4.0).</text:p>
      <text:p text:style-name="P38"><text:a xlink:href="https://www.debian.org/releases/index.fr.html#:~:text=Cycle%20de%20vie%20des%20distributions,Long%20Term%20Support%20%E2%80%93%20LTS" office:target-frame-name="_top" xlink:show="replace"><text:span text:style-name="T39">https://www.debian.org/releases/index.fr.html#:~:text=Cycle%20de%20vie%20des%20distributions,Long%20Term%20Support%20%E2%80%93%20LTS</text:span></text:a>).</text:p>
      <text:p text:style-name="P40">La durée support long terme est de 5 ans.<text:s/><text:a xlink:href="https://wiki.debian.org/LTS" office:target-frame-name="_top" xlink:show="replace"><text:span text:style-name="Lienhypertexte">https://wiki.debian.org/LTS</text:span></text:a></text:p>
      <text:p text:style-name="P41">La durée support long terme étendue est de 10 ans (5 ans offert par LTS Project et 5 supplémentaires).<text:s/><text:a xlink:href="https://wiki.debian.org/LTS/Extended" office:target-frame-name="_top" xlink:show="replace"><text:span text:style-name="Lienhypertexte">https://wiki.debian.org/LTS/Extended</text:span></text:a></text:p>
      <text:p text:style-name="P42">3. Pendant combien de temps les mises à jour de sécurité seront-elles fournies ?</text:p>
      <text:p text:style-name="P43">Les mises à jour de sécurité sont prises en charge pendant 3 ans, car en avoir plusieurs en même temps est très difficile.</text:p>
      <text:p text:style-name="P44"><text:a xlink:href="https://www.debian.org/security/faq.fr.html#lifespan" office:target-frame-name="_top" xlink:show="replace"><text:span text:style-name="Lienhypertexte">https://www.debian.org/security/faq.fr.html#lifespan</text:span></text:a></text:p>
      <text:p text:style-name="Standard"/>
      <text:p text:style-name="Standard"/>
      <text:p text:style-name="Standard">4. Combien de version au minimum sont activement maintenues par Debian ? Donnez leur nom générique (= les types de distribution).</text:p>
      <text:p text:style-name="Standard"/>
      <text:p text:style-name="Standard">Il y a au minimum 3 versions qui sont activement maintenues par Debian : Stable, testing et unstable. La version Stable est celle qu’on télécharge par défaut et celle qui est la plus recommandé pour les utilisateurs peu qualifiés.</text:p>
      <text:p text:style-name="Standard"/>
      <text:p text:style-name="Standard"><text:a xlink:href="https://www.debian.org/releases/:~:text=Debian%20a%20toujours%20au%20moins%20trois%20versions%20activement,Debian%2C%20celle%20que%20nous%20recommandons%20en%252" office:target-frame-name="_top" xlink:show="replace"><text:span text:style-name="Lienhypertexte">https://www.debian.org/releases/index.fr.html#:~:text=Debian%20a%20toujours%20au%20moins%20trois%20versions%20activement,Debian%2C%20celle%20que%20nous%20recommandons%20en%20premier%20d%27utiliser</text:span></text:a>.</text:p>
      <text:p text:style-name="Standard"/>
      <text:p text:style-name="Standard">5. Chaque distribution majeur possède un nom de code différent. Par exemple, la version majeur actuelle (Debian 12) se nomme bookworm. D’où viennent les noms de code données aux distributions ?</text:p>
      <text:p text:style-name="Standard"/>
      <text:p text:style-name="Standard">Les noms de chaque distribution debian viennent des différents noms des personnages de Toy Story. La 1ere version de Debian s’appelait buzz en référence a Buzz l’éclair qui est un personnage phare de l’univers de Toy Story. Ainsi dans l’ordre, nous avons : Buzz, rex, bo, hamm, slink, potato, woody, sarge, etch, lenny, <text:s/>squeeze, wheezy, jessie, stretch, buster, bullseye, bookworm, trixie, sid.</text:p>
      <text:p text:style-name="Standard">Le fait d’utiliser les noms des personnages de Toy Story viens de Bruce Perens et travaillait à l’époque chez Pixar qui est en charge des films Toy Story.</text:p>
      <text:p text:style-name="Standard"/>
      <text:p text:style-name="Standard"><text:a xlink:href="https://www.debian.org/doc/manuals/debian-faq/ftparchives#sourceforcodenames" office:target-frame-name="_top" xlink:show="replace"><text:span text:style-name="Lienhypertexte">https://www.debian.org/doc/manuals/debian-faq/ftparchives#sourceforcodenames</text:span></text:a></text:p>
      <text:p text:style-name="Standard"/>
      <text:p text:style-name="Standard">6. L’un des atouts de Debian fut le nombre d’architecture (≈ processeurs) officiellement prises en charge. Combien et lesquelles sont prises en charge par la version Bullseye ?</text:p>
      <text:p text:style-name="Standard"/>
      <text:p text:style-name="Standard">Il y a actuellement 9 architectures qui sont officiellement pris en charge par Debian 12 ( Bookworm ). Ces derniers sont : AMD64 &amp; Intel64 ; Intel x86-based ; ARM ; ARM avec matériel FPU ; ARM 64 bits ; MIPS 64 bits (petit-boutien); MIPS 32 bits (petit-soutien) ; Power Systems; IBM S/390 64 bits.</text:p>
      <text:p text:style-name="Standard"/>
      <text:p text:style-name="Standard"><text:s/><text:a xlink:href="https://www.debian.org/releases/stable/i386/:~:text=Debian%20GNU%2FLinux%2012%20fonctionne%20sur%209%20architectures%20principales,l%27architecture%20PC%2032%20bits%20avec" office:target-frame-name="_top" xlink:show="replace"><text:span text:style-name="Lienhypertexte">https://www.debian.org/releases/stable/i386/ch02s01.fr.html#:~:text=Debian%20GNU%2FLinux%2012%20fonctionne%20sur%209%20architectures%20principales,l%27architecture%20PC%2032%20bits%20avec%20le%20noyau%20Linux</text:span></text:a>.</text:p>
      <text:p text:style-name="Standard"/>
      <text:p text:style-name="Standard">7. Première version avec un nom de code</text:p>
      <text:p text:style-name="Standard"><text:tab/>◦ Quelle a était le premier nom de code utilisé ?</text:p>
      <text:p text:style-name="Standard">“Buzz”</text:p>
      <text:p text:style-name="Standard"/>
      <text:p text:style-name="Standard"><text:tab/>◦ Quand a-t-il été annoncé ?</text:p>
      <text:p text:style-name="Standard">17 juin 1996</text:p>
      <text:p text:style-name="Standard"/>
      <text:p text:style-name="Standard"><text:tab/>◦ Quelle était le numéro de version de cette distribution ?</text:p>
      <text:p text:style-name="Standard">1.1</text:p>
      <text:p text:style-name="Standard"/>
      <text:p text:style-name="Standard">8. Dernière nom de code attribué</text:p>
      <text:p text:style-name="Standard"><text:tab/>◦ Quel est le dernier nom de code annoncée à ce jour ?</text:p>
      <text:p text:style-name="Standard">“Bookworm” (“Duke” est la plus recente mais n’a pas été anoncée)</text:p>
      <text:p text:style-name="Standard"/>
      <text:p text:style-name="Standard"><text:tab/>◦ Quand a-t-il été annoncé ?</text:p>
      <text:p text:style-name="Standard">10 juin 2023</text:p>
      <text:p text:style-name="Standard"/>
      <text:p text:style-name="Standard"><text:tab/>◦ Quelle est la version de cette distribution ?</text:p>
      <text:p text:style-name="Standard">12</text:p>
      <text:p text:style-name="Standard"/>
      <text:p text:style-name="Standard">Lien doc des releases :<text:s/><text:a xlink:href="https://wiki.debian.org/fr/DebianReleases" office:target-frame-name="_top" xlink:show="replace"><text:span text:style-name="Lienhypertexte">https://wiki.debian.org/fr/DebianReleas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orentin Lormier</dc:creator>
    <meta:creation-date>2025-02-26T15:30:00Z</meta:creation-date>
    <dc:date>2025-02-26T15:30:00Z</dc:date>
    <meta:template xlink:href="Normal.dotm" xlink:type="simple"/>
    <meta:editing-cycles>9</meta:editing-cycles>
    <meta:editing-duration>PT0S</meta:editing-duration>
    <meta:document-statistic meta:page-count="1" meta:paragraph-count="20" meta:word-count="1607" meta:character-count="10426" meta:row-count="73" meta:non-whitespace-character-count="8839"/>
  </office:meta>
</office:document-meta>
</file>